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mily-generic="roman"/>
    <style:font-face style:name="Times New Roman" svg:font-family="'Times New Roman'" style:font-family-generic="roman"/>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line-height="200%" fo:text-indent="0in" style:auto-text-indent="false" style:page-number="auto" fo:background-color="transparent"/>
      <style:text-properties style:font-name="Times New Roman" officeooo:rsid="00195b9a" officeooo:paragraph-rsid="00195b9a"/>
    </style:style>
    <style:style style:name="P2" style:family="paragraph" style:parent-style-name="Standard">
      <loext:graphic-properties draw:fill="none"/>
      <style:paragraph-properties fo:margin-left="0in" fo:margin-right="0in" fo:line-height="200%" fo:text-indent="0in" style:auto-text-indent="false" fo:background-color="transparent"/>
      <style:text-properties style:font-name="Times New Roman" officeooo:rsid="00195b9a" officeooo:paragraph-rsid="00195b9a"/>
    </style:style>
    <style:style style:name="P3" style:family="paragraph" style:parent-style-name="Standard">
      <loext:graphic-properties draw:fill="none"/>
      <style:paragraph-properties fo:margin-left="0in" fo:margin-right="0in" fo:line-height="200%" fo:text-indent="0in" style:auto-text-indent="false" fo:background-color="transparent"/>
      <style:text-properties officeooo:paragraph-rsid="00195b9a"/>
    </style:style>
    <style:style style:name="P4" style:family="paragraph" style:parent-style-name="Standard">
      <loext:graphic-properties draw:fill="none"/>
      <style:paragraph-properties fo:margin-left="0in" fo:margin-right="0in" fo:line-height="200%" fo:text-indent="0in" style:auto-text-indent="false" fo:background-color="transparent"/>
      <style:text-properties fo:color="#000000" fo:font-size="12pt" officeooo:rsid="0020b1ab" officeooo:paragraph-rsid="0020b1ab" style:font-size-asian="12pt" style:font-size-complex="12pt"/>
    </style:style>
    <style:style style:name="P5" style:family="paragraph" style:parent-style-name="Standard">
      <loext:graphic-properties draw:fill="none"/>
      <style:paragraph-properties fo:margin-left="0in" fo:margin-right="0in" fo:line-height="200%" fo:text-indent="0in" style:auto-text-indent="false" fo:background-color="transparent"/>
      <style:text-properties fo:color="#000000" officeooo:paragraph-rsid="00195b9a"/>
    </style:style>
    <style:style style:name="P6" style:family="paragraph" style:parent-style-name="Standard">
      <style:paragraph-properties fo:margin-left="0in" fo:margin-right="0in" fo:text-align="start" style:justify-single-word="false" fo:text-indent="0in" style:auto-text-indent="false"/>
      <style:text-properties fo:color="#000000"/>
    </style:style>
    <style:style style:name="P7" style:family="paragraph" style:parent-style-name="Standard">
      <loext:graphic-properties draw:fill="none"/>
      <style:paragraph-properties fo:margin-left="0in" fo:margin-right="0in" fo:line-height="200%" fo:text-indent="0in" style:auto-text-indent="false" fo:background-color="transparent"/>
      <style:text-properties fo:color="#000000" style:font-name="Times New Roman" fo:font-size="12pt" officeooo:rsid="0020b1ab" officeooo:paragraph-rsid="0020b1ab" style:font-size-asian="12pt" style:font-size-complex="12pt"/>
    </style:style>
    <style:style style:name="T1" style:family="text">
      <style:text-properties officeooo:rsid="001a5aa3"/>
    </style:style>
    <style:style style:name="T2" style:family="text">
      <style:text-properties officeooo:rsid="001ad774"/>
    </style:style>
    <style:style style:name="T3" style:family="text">
      <style:text-properties officeooo:rsid="001c53f7"/>
    </style:style>
    <style:style style:name="T4" style:family="text">
      <style:text-properties style:font-name="Times New Roman" officeooo:rsid="00195b9a"/>
    </style:style>
    <style:style style:name="T5" style:family="text">
      <style:text-properties style:font-name="Times New Roman" officeooo:rsid="001d11a2"/>
    </style:style>
    <style:style style:name="T6" style:family="text">
      <style:text-properties style:font-name="Times New Roman" officeooo:rsid="001e6020"/>
    </style:style>
    <style:style style:name="T7" style:family="text">
      <style:text-properties style:font-name="Times New Roman" officeooo:rsid="001f35fd"/>
    </style:style>
    <style:style style:name="T8" style:family="text">
      <style:text-properties style:font-name="Times New Roman" officeooo:rsid="0020b1ab"/>
    </style:style>
    <style:style style:name="T9" style:family="text">
      <style:text-properties fo:color="#d9e8f7" style:font-name="Monospace1" fo:font-size="10pt" style:font-size-asian="10pt"/>
    </style:style>
    <style:style style:name="T10" style:family="text">
      <style:text-properties fo:color="#f9faf4" style:font-name="Monospace1" fo:font-size="10pt" style:font-size-asian="10pt"/>
    </style:style>
    <style:style style:name="T11" style:family="text">
      <style:text-properties fo:color="#e6e6fa" style:font-name="Monospace1" fo:font-size="10pt" style:font-size-asian="10pt"/>
    </style:style>
    <style:style style:name="T12" style:family="text">
      <style:text-properties style:font-name="Monospace1" fo:font-size="10pt" style:font-size-asian="10pt"/>
    </style:style>
    <style:style style:name="T13" style:family="text">
      <style:text-properties style:font-name="Monospace1" fo:font-size="10pt" fo:font-style="italic" style:font-size-asian="10pt" style:font-style-asian="italic"/>
    </style:style>
    <style:style style:name="T14" style:family="text">
      <style:text-properties style:font-name="Monospace" fo:font-size="10pt" style:font-size-asian="10pt"/>
    </style:style>
    <style:style style:name="T15" style:family="text">
      <style:text-properties style:font-name="Monospace" fo:font-size="10pt" officeooo:rsid="0020b1ab" style:font-size-asian="10pt"/>
    </style:style>
    <style:style style:name="T16" style:family="text">
      <style:text-properties officeooo:rsid="00214288"/>
    </style:style>
    <style:style style:name="T17" style:family="text">
      <style:text-properties officeooo:rsid="002253c4"/>
    </style:style>
    <style:style style:name="T18" style:family="text">
      <style:text-properties officeooo:rsid="0023e91f"/>
    </style:style>
    <style:style style:name="T19" style:family="text">
      <style:text-properties officeooo:rsid="002431df"/>
    </style:style>
    <style:style style:name="T20" style:family="text">
      <style:text-properties officeooo:rsid="002496cd"/>
    </style:style>
    <style:style style:name="T21" style:family="text">
      <style:text-properties officeooo:rsid="0025c970"/>
    </style:style>
    <style:style style:name="T22" style:family="text">
      <style:text-properties officeooo:rsid="00263396"/>
    </style:style>
    <style:style style:name="T23" style:family="text">
      <style:text-properties officeooo:rsid="0026dab2"/>
    </style:style>
    <style:style style:name="T24" style:family="text">
      <style:text-properties officeooo:rsid="0028c6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antha Godwin</text:p>
      <text:p text:style-name="P2">8/11/22</text:p>
      <text:p text:style-name="P2">CS 320</text:p>
      <text:p text:style-name="P2">Project 2 Summary and Reflection</text:p>
      <text:p text:style-name="P2"/>
      <text:p text:style-name="P2"><text:tab/><text:span text:style-name="T1">When writing software, it is vital that the code is written with testing in mind. Without having testing as a major focus throughout the development process, the code is much more likely to be bug ridden or even broken. There are many practices that the industry uses in order to ensure the quality of the software is as high as possible. </text:span></text:p>
      <text:p text:style-name="P2"><text:tab/><text:span text:style-name="T2">Though perhaps obvious, ensuring that the unit testing approach was aligned to software requirements is necessary in order to have a product that meets expectations. I accomplished this through several means. Firstly, I wrote code based on the prompt. This ensured that all of the classes and major aspects of the code met the needs of Grand Strand. Following this, I took two different testing approaches with unit tests. In order to show that the code met the base functionality, I wrote positive test cases where the system operated as expected without any errors. This involved checking to see if the output matched what was expected. Following this, I wrote negative test cases to see if the software threw errors when bad input was given. </text:span><text:span text:style-name="T3">Examples of bad input in this case would be strings that are too long or null as an input.</text:span><text:span text:style-name="T2"> With those tests in mind, I was able to ensure </text:span><text:span text:style-name="T3">that the testing I conducted provided adequate coverage. By testing every field in each class to ensure that an InvalidArgumentException error was thrown, it was possible to have full testing coverage. </text:span></text:p>
      <text:p text:style-name="P3"><text:span text:style-name="T4"><text:tab/></text:span><text:span text:style-name="T5">Another important aspect of proper testing is by confirming that the code is written in a way that is technically sound. This is done by first performing a code review. </text:span><text:span text:style-name="T6">I began this by </text:span><text:soft-page-break/><text:span text:style-name="T6">stepping through code line by line and keeping track of how data was stored. If the wrong variable were used somewhere along the process, it could potentially </text:span><text:span text:style-name="T7">cause an erroneous output. Following this, I ran the code to ensure that everything compiled without error. If the code was bug ridden it would not run properly and would not be technically sound. Finally, when writing code I spent time making sure that the code properly threw errors when it was needed. An example of this was when I wrote the input validation code for the different classes. </text:span><text:span text:style-name="T8">From the contact.java class:</text:span></text:p>
      <text:p text:style-name="P5"><text:span text:style-name="T15">public</text:span><text:span text:style-name="T12"> void setLastName(String lastName) {</text:span></text:p>
      <text:p text:style-name="P6"><text:span text:style-name="T12"><text:tab/><text:tab/>if(lastName == null || lastName.length() &gt; 10) {</text:span></text:p>
      <text:p text:style-name="P5"><text:span text:style-name="T12"><text:tab/><text:tab/><text:tab/>throw new IllegalArgumentException("Invalid Name");</text:span></text:p>
      <text:p text:style-name="P7">This, alongside the code from the contactTest.java class:</text:p>
      <text:p text:style-name="P4"><text:span text:style-name="T14">public</text:span><text:span text:style-name="T12"> void testFirstNameTooLong() {</text:span></text:p>
      <text:p text:style-name="P6"><text:span text:style-name="T12"><text:tab/><text:tab/>Assert.</text:span><text:span text:style-name="T13">assertThrows</text:span><text:span text:style-name="T12">(IllegalArgumentException.class, () -&gt; {</text:span></text:p>
      <text:p text:style-name="P6"><text:span text:style-name="T12"><text:tab/><text:tab/><text:tab/>new Contact("10101","MANYMANYMANYCHARACTERS","Godwin","01234567890","Example text");</text:span></text:p>
      <text:p text:style-name="P4"><text:span text:style-name="T9"><text:tab/><text:tab/></text:span><text:span text:style-name="T10">})</text:span><text:span text:style-name="T11">;</text:span></text:p>
      <text:p text:style-name="P7">ensures that the contact properly throws an error when given input that is not expected. <text:span text:style-name="T16">Another important aspect of the design </text:span><text:span text:style-name="T17">of the program is efficiency. Having efficient code helps improve readability, results in faster runtimes, and helps minimize potential for bugs. One example of this in my code was a line I scrapped during the creation of the </text:span><text:span text:style-name="T18">contactService.java class. In order to track whether or not a contact was already in the system, I created a boolean method “isContact.” This was useful for the “addContact” method, but was not used much outside of this. Instead of having that boolean check run every time any change was made to a contact, I scrapped the lines related to it in all of the other methods. <text:s/></text:span></text:p>
      <text:p text:style-name="P7"><text:tab/><text:span text:style-name="T18">The methodology of testing is incredibly important for adequately testing software. </text:span><text:span text:style-name="T19">In order to accomplish this, I used two main techniques: code review and unit testing. Code review, </text:span><text:soft-page-break/><text:span text:style-name="T19">as talked about earlier, involved stepping through the software line by line in order to determine whether or not data was being managed properly. This can be done with a debugger, but in my case it was completely manual. Code reviews are commonplace when designing and testing software and can be done in quality assurance roles, data security roles, and many more. </text:span><text:span text:style-name="T20">Conducting code reviews early and often is a good strategy to catch many bugs that could go unnoticed otherwise. Unit testing, on the other hand, involves writing specific test cases in code. For this project, I used JUnit, but other unit testing software exists. Writing proper unit tests involves covering as many use cases as possible. This helps increase the chance that the code is bug free. </text:span><text:span text:style-name="T21">In the case of my unit testing, I started by writing positive test cases for the base classes (contact, task, appointment). These involved instancing objects and assuring that the data structure worked as intended. Following this, I wrote negative test cases for these classes. These involved having strings that were longer than the allowed size and null inputs. Passing these cases would require that the proper exception was thrown. After all test cases were passed, I moved on to the service classes. Positive test cases for these classes involved creating objects, ensuring no duplicate objects were created, and being able to properly store data in a structure (an ArrayList in this case). </text:span><text:span text:style-name="T22">Negative test cases once again involved the program throwing the correct exceptions when bad data was entered. Unit testing is used throughout software development in order to quickly test that the output of a program is as expected. </text:span></text:p>
      <text:p text:style-name="P7"><text:tab/><text:span text:style-name="T22">A testing technique I did not use was automated testing. Automated testing involves creating unit tests automatically based on predetermined parameters in order to quickly run through many iterations. Some automated services can be integrated with JUnit, which helps test larger Java projects quickly. The scale of this project is small enough, however, that automated testing was not necessary. </text:span></text:p>
      <text:p text:style-name="P7"><text:soft-page-break/><text:tab/><text:span text:style-name="T22">Of course, development needs to happen with caution, even with testing in mind throughout the development process. </text:span><text:span text:style-name="T23">I used a couple methods in order to develop cautiously. For one, I tested each method individually before writing the next. This allowed me to focus on writing code safely and with higher initial quality. As mentioned earlier, I also wrote the base classes before the service classes. Because the service classes create the base classes in this program, any errors in the base class would carry over to the corresponding service class. Thoroughly testing the base first ensured that there would be no carryover to the service class. </text:span></text:p>
      <text:p text:style-name="P7"><text:tab/><text:span text:style-name="T23">I also attempted to limit bias in my code review by looking at the code as if it was written by someone else. While difficult to do, I tried to make this easier by writing the base code and then leaving for a bit to do other things before reviewing. With a more clear head, it was easier to notice mistakes I made (the redundant boolean isContact that I referred to earlier was found during code review). </text:span></text:p>
      <text:p text:style-name="P7"><text:tab/><text:span text:style-name="T23">Ultimately, every software engineer needs to be disciplined in terms of proper testing and coding for quality. Any spots in code that are not tested properly could result in fatal errors, downtime, denial of service, or even the theft of user da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mily-generic="roman"/>
    <style:font-face style:name="Times New Roman" svg:font-family="'Times New Roman'" style:font-family-generic="roman"/>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2T12:19:35.858350088</meta:creation-date>
    <meta:editing-duration>PT6H24M31S</meta:editing-duration>
    <meta:editing-cycles>4</meta:editing-cycles>
    <meta:generator>LibreOffice/6.4.7.2$Linux_X86_64 LibreOffice_project/40$Build-2</meta:generator>
    <dc:date>2022-08-12T20:33:25.234540421</dc:date>
    <meta:document-statistic meta:table-count="0" meta:image-count="0" meta:object-count="0" meta:page-count="4" meta:paragraph-count="21" meta:word-count="1143" meta:character-count="6952" meta:non-whitespace-character-count="5801"/>
  </office:meta>
</office:document-meta>
</file>